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ation sur le jeu de données :</text:p>
      <text:p text:style-name="Normal">Les informations sur le salaire médian en fonction du niveau d’éducation provient de données sur la tranche d’âge 18-64 ans, pour les hommes et les femmes.<text:s/>Elles sont toutes issues de l’année 2023. La valeur est en EURO et correspond à un salaire annu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uis Arnaud</meta:initial-creator>
    <dc:creator>Louis Arnaud</dc:creator>
    <meta:creation-date>2025-12-17T14:09:00Z</meta:creation-date>
    <dc:date>2025-12-17T15:40:00Z</dc:date>
    <meta:template xlink:href="Normal.dotm" xlink:type="simple"/>
    <meta:editing-cycles>2</meta:editing-cycles>
    <meta:editing-duration>PT5460S</meta:editing-duration>
    <meta:document-statistic meta:page-count="1" meta:paragraph-count="1" meta:word-count="44" meta:character-count="291" meta:row-count="2" meta:non-whitespace-character-count="248"/>
  </office:meta>
</office:document-meta>
</file>